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shadow="visible" draw:shadow-offset-x="-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ff0000" svg:stroke-opacity="100%" draw:stroke-linejoin="miter" svg:stroke-linecap="butt" draw:shadow="visible" draw:shadow-offset-x="0in" draw:shadow-offset-y="0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35" draw:master-page-name="Master1-Layout1-title-Diapositiva-de-título" presentation:presentation-page-layout-name="Master1-PPL1" draw:id="Slide-256">
        <draw:custom-shape svg:x="2.21101in" svg:y="1.93578in" svg:width="1.3578in" svg:height="1.92661in" draw:id="id63" draw:style-name="a338" draw:name="Rectángulo 3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74312in" svg:y="2.62385in" svg:width="1.46789in" svg:height="0.55046in" draw:id="id64" draw:style-name="a341" draw:name="Flecha: a la derecha 5">
          <svg:title/>
          <svg:desc/>
          <text:p text:style-name="a340" text:class-names="" text:cond-style-name=""><text:span text:style-name="a339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755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2.44037in" svg:height="1.18349in" draw:id="id65" draw:style-name="a344" draw:transform="translate(-1.22018in -0.59174in) rotate(-4.71239) translate(2.79358in 3.15595in)" draw:name="Diagrama de flujo: datos 4">
          <svg:title/>
          <svg:desc/>
          <text:p text:style-name="a343" text:class-names="" text:cond-style-name=""><text:span text:style-name="a342" text:class-names=""/></text:p>
          <draw:enhanced-geometry xmlns:dr3d="urn:oasis:names:tc:opendocument:xmlns:dr3d:1.0" draw:type="non-primitive" svg:viewBox="0 0 5 5" draw:enhanced-path="M ?f0 ?f1 L ?f2 ?f0 ?f1 ?f0 ?f3 ?f1 Z N" draw:text-areas="?f20 ?f17 ?f25 ?f19" draw:glue-points="?f21 ?f17 ?f18 ?f22 ?f23 ?f19 ?f24 ?f22" draw:glue-point-leaving-directions="-360, -270, -180, -90">
            <draw:equation draw:name="f0" draw:formula="0"/>
            <draw:equation draw:name="f1" draw:formula="5"/>
            <draw:equation draw:name="f2" draw:formula="1"/>
            <draw:equation draw:name="f3" draw:formula="4"/>
            <draw:equation draw:name="f4" draw:formula="?f1 - ?f0"/>
            <draw:equation draw:name="f5" draw:formula="?f4 / 2"/>
            <draw:equation draw:name="f6" draw:formula="?f4 / 5"/>
            <draw:equation draw:name="f7" draw:formula="?f4 / 10"/>
            <draw:equation draw:name="f8" draw:formula="?f4 * 2"/>
            <draw:equation draw:name="f9" draw:formula="?f4 * 3"/>
            <draw:equation draw:name="f10" draw:formula="?f4 * 4"/>
            <draw:equation draw:name="f11" draw:formula="?f4 * 9"/>
            <draw:equation draw:name="f12" draw:formula="?f0 + ?f5"/>
            <draw:equation draw:name="f13" draw:formula="?f8 / 5"/>
            <draw:equation draw:name="f14" draw:formula="?f9 / 5"/>
            <draw:equation draw:name="f15" draw:formula="?f10 / 5"/>
            <draw:equation draw:name="f16" draw:formula="?f11 / 10"/>
            <draw:equation draw:name="f17" draw:formula="?f0 / ?f6"/>
            <draw:equation draw:name="f18" draw:formula="?f7 / ?f6"/>
            <draw:equation draw:name="f19" draw:formula="?f1 / ?f6"/>
            <draw:equation draw:name="f20" draw:formula="?f6 / ?f6"/>
            <draw:equation draw:name="f21" draw:formula="?f14 / ?f6"/>
            <draw:equation draw:name="f22" draw:formula="?f12 / ?f6"/>
            <draw:equation draw:name="f23" draw:formula="?f13 / ?f6"/>
            <draw:equation draw:name="f24" draw:formula="?f16 / ?f6"/>
            <draw:equation draw:name="f25" draw:formula="?f15 / ?f6"/>
          </draw:enhanced-geometry>
        </draw:custom-shape>
        <draw:frame draw:id="id66" draw:style-name="a347" draw:name="CuadroTexto 6" svg:x="2.37615in" svg:y="1.10997in" svg:width="0.91743in" svg:height="0.40391in">
          <draw:text-box>
            <text:p text:style-name="a346" text:class-names="" text:cond-style-name=""><text:span text:style-name="a345" text:class-names="">Logout</text:span></text:p>
          </draw:text-box>
          <svg:title/>
          <svg:desc/>
        </draw:frame>
        <draw:custom-shape svg:x="5.17083in" svg:y="2.16494in" svg:width="1.88333in" svg:height="1.9266in" draw:id="id67" draw:style-name="a350" draw:name="Elipse 7">
          <svg:title/>
          <svg:desc/>
          <text:p text:style-name="a349" text:class-names="" text:cond-style-name=""><text:span text:style-name="a34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90416in" svg:y="1.91897in" svg:width="0.41667in" svg:height="0.26911in" draw:id="id68" draw:style-name="a353" draw:name="Rectángulo 8">
          <svg:title/>
          <svg:desc/>
          <text:p text:style-name="a352" text:class-names="" text:cond-style-name=""><text:span text:style-name="a3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06249in" svg:y="2.22135in" svg:width="0.1in" svg:height="0.90689in" draw:id="id69" draw:style-name="a356" draw:name="Triángulo isósceles 9">
          <svg:title/>
          <svg:desc/>
          <text:p text:style-name="a355" text:class-names="" text:cond-style-name=""><text:span text:style-name="a35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60417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6.02551in" svg:y="3.02582in" svg:width="0.19063in" svg:height="0.20485in" draw:id="id70" draw:style-name="a359" draw:name="Elipse 10">
          <svg:title/>
          <svg:desc/>
          <text:p text:style-name="a358" text:class-names="" text:cond-style-name=""><text:span text:style-name="a35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71" draw:style-name="a362" draw:name="CuadroTexto 11" svg:x="5.46959in" svg:y="1.39208in" svg:width="1.11184in" svg:height="0.40391in">
          <draw:text-box>
            <text:p text:style-name="a361" text:class-names="" text:cond-style-name=""><text:span text:style-name="a360" text:class-names="">Timeline</text:span></text:p>
          </draw:text-box>
          <svg:title/>
          <svg:desc/>
        </draw:frame>
        <draw:custom-shape svg:x="8.15658in" svg:y="1.94622in" svg:width="1.51332in" svg:height="1.48836in" draw:id="id72" draw:style-name="a365" draw:name="Elipse 7">
          <svg:title/>
          <svg:desc/>
          <text:p text:style-name="a364" text:class-names="" text:cond-style-name=""><text:span text:style-name="a36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1.2419in" svg:height="0.1706in" draw:id="id73" draw:style-name="a368" draw:transform="translate(-0.62095in -0.0853in) rotate(-0.87779) translate(9.74726in 3.7709in)" draw:name="Rectángulo 12">
          <svg:title/>
          <svg:desc/>
          <text:p text:style-name="a367" text:class-names="" text:cond-style-name=""><text:span text:style-name="a3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4" draw:style-name="a372" draw:name="CuadroTexto 11" svg:x="8.41404in" svg:y="1.39208in" svg:width="1.11184in" svg:height="0.40391in">
          <draw:text-box>
            <text:p text:style-name="a371" text:class-names="" text:cond-style-name=""><text:span text:style-name="a369" text:class-names="">Look</text:span><text:span text:style-name="a370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0">
      <draw:frame draw:id="id0" presentation:style-name="a3" draw:name="Marcador de título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Haga clic para modificar el estilo de título del patrón</text:span></text:p>
        </draw:text-box>
        <svg:title/>
        <svg:desc/>
      </draw:frame>
      <draw:frame draw:id="id1" presentation:style-name="a19" draw:name="Marcador de texto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Haga clic para modificar los estilos de texto del patró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i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Marcador de fecha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3/05/2019</text:date></text:span></text:p>
        </draw:text-box>
        <svg:title/>
        <svg:desc/>
      </draw:frame>
      <draw:frame draw:id="id3" presentation:style-name="a26" draw:name="Marcador de pie de página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Marcador de número de diapositiva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a-de-título" style:page-layout-name="pageLayout1" draw:style-name="a30">
      <draw:frame draw:id="id5" presentation:style-name="a33" draw:name="Título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Haga clic para modificar el estilo de título del patrón</text:span></text:p>
        </draw:text-box>
        <svg:title/>
        <svg:desc/>
      </draw:frame>
      <draw:frame draw:id="id6" presentation:style-name="a36" draw:name="Subtítulo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Haga clic para modificar el estilo de subtítulo del patrón</text:span></text:p>
        </draw:text-box>
        <svg:title/>
        <svg:desc/>
      </draw:frame>
      <draw:frame draw:id="id7" presentation:style-name="a40" draw:name="Marcador de fecha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3/05/2019</text:date></text:span></text:p>
        </draw:text-box>
        <svg:title/>
        <svg:desc/>
      </draw:frame>
      <draw:frame draw:id="id8" presentation:style-name="a43" draw:name="Marcador de pie de página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Marcador de número de diapositiva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ítulo-y-objetos" style:page-layout-name="pageLayout1" draw:style-name="a47">
      <draw:frame draw:id="id10" presentation:style-name="a50" draw:name="Título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Haga clic para modificar el estilo de título del patrón</text:span></text:p>
        </draw:text-box>
        <svg:title/>
        <svg:desc/>
      </draw:frame>
      <draw:frame draw:id="id11" presentation:style-name="a66" draw:name="Marcador de contenido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Haga clic para modificar los estilos de texto del patró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gundo ni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ercer ni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Marcador de fecha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3/05/2019</text:date></text:span></text:p>
        </draw:text-box>
        <svg:title/>
        <svg:desc/>
      </draw:frame>
      <draw:frame draw:id="id13" presentation:style-name="a73" draw:name="Marcador de pie de página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Marcador de número de diapositiva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Encabezado-de-sección" style:page-layout-name="pageLayout1" draw:style-name="a77">
      <draw:frame draw:id="id15" presentation:style-name="a80" draw:name="Título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Haga clic para modificar el estilo de título del patrón</text:span></text:p>
        </draw:text-box>
        <svg:title/>
        <svg:desc/>
      </draw:frame>
      <draw:frame draw:id="id16" presentation:style-name="a84" draw:name="Marcador de texto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88" draw:name="Marcador de fecha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3/05/2019</text:date></text:span></text:p>
        </draw:text-box>
        <svg:title/>
        <svg:desc/>
      </draw:frame>
      <draw:frame draw:id="id18" presentation:style-name="a91" draw:name="Marcador de pie de página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Marcador de número de diapositiva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os-objetos" style:page-layout-name="pageLayout1" draw:style-name="a95">
      <draw:frame draw:id="id20" presentation:style-name="a98" draw:name="Título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Haga clic para modificar el estilo de título del patrón</text:span></text:p>
        </draw:text-box>
        <svg:title/>
        <svg:desc/>
      </draw:frame>
      <draw:frame draw:id="id21" presentation:style-name="a114" draw:name="Marcador de contenido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Haga clic para modificar los estilos de texto del patró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gundo ni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ercer ni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Marcador de contenido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Haga clic para modificar los estilos de texto del patró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gundo ni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Marcador de fecha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3/05/2019</text:date></text:span></text:p>
        </draw:text-box>
        <svg:title/>
        <svg:desc/>
      </draw:frame>
      <draw:frame draw:id="id24" presentation:style-name="a137" draw:name="Marcador de pie de página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Marcador de número de diapositiva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ción" style:page-layout-name="pageLayout1" draw:style-name="a141">
      <draw:frame draw:id="id26" presentation:style-name="a144" draw:name="Título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Haga clic para modificar el estilo de título del patrón</text:span></text:p>
        </draw:text-box>
        <svg:title/>
        <svg:desc/>
      </draw:frame>
      <draw:frame draw:id="id27" presentation:style-name="a148" draw:name="Marcador de texto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64" draw:name="Marcador de contenido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Haga clic para modificar los estilos de texto del patró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gundo ni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Marcador de texto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184" draw:name="Marcador de contenido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Haga clic para modificar los estilos de texto del patró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gundo ni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Marcador de fecha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3/05/2019</text:date></text:span></text:p>
        </draw:text-box>
        <svg:title/>
        <svg:desc/>
      </draw:frame>
      <draw:frame draw:id="id32" presentation:style-name="a191" draw:name="Marcador de pie de página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Marcador de número de diapositiva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Solo-el-título" style:page-layout-name="pageLayout1" draw:style-name="a195">
      <draw:frame draw:id="id34" presentation:style-name="a198" draw:name="Título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Haga clic para modificar el estilo de título del patrón</text:span></text:p>
        </draw:text-box>
        <svg:title/>
        <svg:desc/>
      </draw:frame>
      <draw:frame draw:id="id35" presentation:style-name="a202" draw:name="Marcador de fecha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3/05/2019</text:date></text:span></text:p>
        </draw:text-box>
        <svg:title/>
        <svg:desc/>
      </draw:frame>
      <draw:frame draw:id="id36" presentation:style-name="a205" draw:name="Marcador de pie de página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Marcador de número de diapositiva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En-blanco" style:page-layout-name="pageLayout1" draw:style-name="a209">
      <draw:frame draw:id="id38" presentation:style-name="a213" draw:name="Marcador de fecha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3/05/2019</text:date></text:span></text:p>
        </draw:text-box>
        <svg:title/>
        <svg:desc/>
      </draw:frame>
      <draw:frame draw:id="id39" presentation:style-name="a216" draw:name="Marcador de pie de página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Marcador de número de diapositiva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ido-con-título" style:page-layout-name="pageLayout1" draw:style-name="a220">
      <draw:frame draw:id="id41" presentation:style-name="a223" draw:name="Título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Haga clic para modificar el estilo de título del patrón</text:span></text:p>
        </draw:text-box>
        <svg:title/>
        <svg:desc/>
      </draw:frame>
      <draw:frame draw:id="id42" presentation:style-name="a239" draw:name="Marcador de contenido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Haga clic para modificar los estilos de texto del patró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gundo ni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ercer ni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Marcador de texto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Haga clic para modificar los estilos de texto del patrón</text:span></text:p>
            </text:list-item>
          </text:list>
        </draw:text-box>
        <svg:title/>
        <svg:desc/>
      </draw:frame>
      <draw:frame draw:id="id44" presentation:style-name="a247" draw:name="Marcador de fecha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3/05/2019</text:date></text:span></text:p>
        </draw:text-box>
        <svg:title/>
        <svg:desc/>
      </draw:frame>
      <draw:frame draw:id="id45" presentation:style-name="a250" draw:name="Marcador de pie de página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Marcador de número de diapositiva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gen-con-título" style:page-layout-name="pageLayout1" draw:style-name="a254">
      <draw:frame draw:id="id47" presentation:style-name="a257" draw:name="Título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Haga clic para modificar el estilo de título del patrón</text:span></text:p>
        </draw:text-box>
        <svg:title/>
        <svg:desc/>
      </draw:frame>
      <draw:frame draw:id="id48" presentation:style-name="a260" draw:name="Marcador de posición de imagen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Marcador de texto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268" draw:name="Marcador de fecha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3/05/2019</text:date></text:span></text:p>
        </draw:text-box>
        <svg:title/>
        <svg:desc/>
      </draw:frame>
      <draw:frame draw:id="id51" presentation:style-name="a271" draw:name="Marcador de pie de página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Marcador de número de diapositiva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ítulo-y-texto-vertical" style:page-layout-name="pageLayout1" draw:style-name="a275">
      <draw:frame draw:id="id53" presentation:style-name="a278" draw:name="Título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Haga clic para modificar el estilo de título del patrón</text:span></text:p>
        </draw:text-box>
        <svg:title/>
        <svg:desc/>
      </draw:frame>
      <draw:frame draw:id="id54" presentation:style-name="a294" draw:name="Marcador de texto vertical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Haga clic para modificar los estilos de texto del patró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gundo ni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Marcador de fecha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3/05/2019</text:date></text:span></text:p>
        </draw:text-box>
        <svg:title/>
        <svg:desc/>
      </draw:frame>
      <draw:frame draw:id="id56" presentation:style-name="a301" draw:name="Marcador de pie de página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Marcador de número de diapositiva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ítulo-vertical-y-texto" style:page-layout-name="pageLayout1" draw:style-name="a305">
      <draw:frame draw:id="id58" presentation:style-name="a308" draw:name="Título vertica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Haga clic para modificar el estilo de título del patrón</text:span></text:p>
        </draw:text-box>
        <svg:title/>
        <svg:desc/>
      </draw:frame>
      <draw:frame draw:id="id59" presentation:style-name="a324" draw:name="Marcador de texto vertical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Haga clic para modificar los estilos de texto del patró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gundo ni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ercer ni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Marcador de fecha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3/05/2019</text:date></text:span></text:p>
        </draw:text-box>
        <svg:title/>
        <svg:desc/>
      </draw:frame>
      <draw:frame draw:id="id61" presentation:style-name="a331" draw:name="Marcador de pie de página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Marcador de número de diapositiva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ción de PowerPoint</dc:title>
    <meta:initial-creator>Manuel Junquera Martínez</meta:initial-creator>
    <dc:creator>Manuel Junquera Martínez</dc:creator>
    <meta:creation-date>2019-05-13T06:26:24Z</meta:creation-date>
    <dc:date>2019-05-13T07:51:56Z</dc:date>
    <meta:editing-cycles>4</meta:editing-cycles>
    <meta:editing-duration>PT4583S</meta:editing-duration>
    <meta:document-statistic meta:paragraph-count="3" meta:word-count="3"/>
  </office:meta>
</office:document-meta>
</file>